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background-color="#e6ff00" fo:padding="0.049cm" fo:border="0.06pt solid #000000" style:shadow="none">
        <style:background-image/>
      </style:paragraph-properties>
    </style:style>
    <style:style style:name="P2" style:family="paragraph" style:parent-style-name="Standard">
      <style:paragraph-properties fo:padding="0.049cm" fo:border="0.06pt dashed #ff3333" style:shadow="none"/>
    </style:style>
    <style:style style:name="P3" style:family="paragraph" style:parent-style-name="Standard">
      <style:paragraph-properties fo:background-color="#ffff00" fo:padding="0.049cm" fo:border="1.05pt dashed #198a8a" style:shadow="none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aaaaaaaaaaaaaaaaaaaaaaa</text:p>
      <text:p text:style-name="Standard"/>
      <text:p text:style-name="P2">bbbbbbbbbbbbbbbbbbbb</text:p>
      <text:p text:style-name="P2">cccccccccccccc</text:p>
      <text:p text:style-name="P2">dddddddddddddddd</text:p>
      <text:p text:style-name="P2">eeeeeeeeeeeeeeeeeeeeeee</text:p>
      <text:p text:style-name="Standard"/>
      <text:p text:style-name="Standard"/>
      <text:p text:style-name="P3">fffffffffffffffffffffffffffff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10:31:48.78</meta:creation-date>
    <dc:date>2012-09-20T10:37:36.35</dc:date>
    <meta:editing-duration>PT19S</meta:editing-duration>
    <meta:editing-cycles>2</meta:editing-cycles>
    <meta:generator>LibreOffice/3.5$Windows_x86 LibreOffice_project/7e68ba2-a744ebf-1f241b7-c506db1-7d53735</meta:generator>
    <meta:document-statistic meta:table-count="0" meta:image-count="0" meta:object-count="0" meta:page-count="1" meta:paragraph-count="6" meta:word-count="6" meta:character-count="126" meta:non-whitespace-character-count="125"/>
  </office:meta>
</office:document-meta>
</file>